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draw:textarea-horizontal-align="justify" draw:textarea-vertical-align="middle" draw:auto-grow-height="false" fo:min-height="1.125cm" fo:min-width="0.877cm" fo:padding-top="0.375cm" fo:padding-bottom="0.375cm" fo:padding-left="0.5cm" fo:padding-right="0.5cm" loext:decorative="false"/>
    </style:style>
    <style:style style:name="gr5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8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9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168253" draw:opacity="100%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8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8.259cm" svg:height="11.999cm" svg:x="19.74cm" svg:y="4.5cm" svg:viewBox="0 0 8260 12000" draw:points="0,12000 0,0 8260,0 8260,12000">
            <text:p/>
          </draw:polygon>
          <draw:line draw:style-name="gr3" draw:text-style-name="P2" draw:layer="layout" svg:x1="21.242cm" svg:y1="8.25cm" svg:x2="26.498cm" svg:y2="8.25cm">
            <text:p/>
          </draw:line>
          <draw:line draw:style-name="gr3" draw:text-style-name="P2" draw:layer="layout" svg:x1="21.242cm" svg:y1="9.75cm" svg:x2="26.498cm" svg:y2="9.75cm">
            <text:p/>
          </draw:line>
          <draw:line draw:style-name="gr3" draw:text-style-name="P2" draw:layer="layout" svg:x1="21.242cm" svg:y1="11.25cm" svg:x2="26.498cm" svg:y2="11.25cm">
            <text:p/>
          </draw:line>
          <draw:line draw:style-name="gr3" draw:text-style-name="P2" draw:layer="layout" svg:x1="21.242cm" svg:y1="12.75cm" svg:x2="26.498cm" svg:y2="12.75cm">
            <text:p/>
          </draw:line>
          <draw:line draw:style-name="gr3" draw:text-style-name="P2" draw:layer="layout" svg:x1="21.242cm" svg:y1="14.25cm" svg:x2="26.498cm" svg:y2="14.25cm">
            <text:p/>
          </draw:line>
          <draw:line draw:style-name="gr3" draw:text-style-name="P2" draw:layer="layout" svg:x1="23.87cm" svg:y1="6.75cm" svg:x2="26.498cm" svg:y2="6.75cm">
            <text:p/>
          </draw:line>
          <draw:custom-shape draw:style-name="gr4" draw:text-style-name="P1" draw:layer="layout" svg:width="1.877cm" svg:height="1.875cm" svg:x="21.205cm" svg:y="5.58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6cm" svg:height="2.05cm" svg:x="1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Database" draw:style-name="gr6" draw:text-style-name="P3" draw:layer="layout" svg:width="8.244cm" svg:height="12cm" svg:x="2.138cm" svg:y="4.44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7" draw:text-style-name="P4" draw:layer="layout" svg:width="8.618cm" svg:height="1.686cm" svg:x="1.951cm" svg:y="13.44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7" draw:text-style-name="P4" draw:layer="layout" svg:width="8.618cm" svg:height="1.686cm" svg:x="1.951cm" svg:y="11.94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7" draw:text-style-name="P4" draw:layer="layout" svg:width="8.618cm" svg:height="1.686cm" svg:x="1.95cm" svg:y="10.44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7" draw:text-style-name="P4" draw:layer="layout" svg:width="8.618cm" svg:height="1.686cm" svg:x="1.951cm" svg:y="8.94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7" draw:text-style-name="P4" draw:layer="layout" svg:width="8.618cm" svg:height="1.686cm" svg:x="1.95cm" svg:y="7.44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8" draw:text-style-name="P2" draw:layer="layout" svg:x1="6.447cm" svg:y1="13.817cm" svg:x2="7.946cm" svg:y2="15.316cm">
          <text:p/>
        </draw:line>
        <draw:line draw:style-name="gr8" draw:text-style-name="P2" draw:layer="layout" svg:x1="7.946cm" svg:y1="15.316cm" svg:x2="9.445cm" svg:y2="12.318cm">
          <text:p/>
        </draw:line>
        <draw:line draw:style-name="gr9" draw:text-style-name="P2" draw:layer="layout" svg:x1="7.946cm" svg:y1="15.316cm" svg:x2="9.445cm" svg:y2="12.318cm">
          <text:p/>
        </draw:line>
        <draw:frame draw:style-name="gr10" draw:text-style-name="P6" draw:layer="layout" svg:width="5.5cm" svg:height="2.453cm" svg:x="3.45cm" svg:y="5.285cm">
          <draw:text-box>
            <text:p text:style-name="P5"><text:span text:style-name="T1">documents </text:span></text:p>
          </draw:text-box>
        </draw:frame>
        <draw:custom-shape draw:style-name="gr11" draw:text-style-name="P8" draw:layer="layout" svg:width="3.765cm" svg:height="3.373cm" svg:x="2.425cm" svg:y="11.606cm">
          <text:p text:style-name="P7"><text:span text:style-name="T2">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line draw:style-name="gr9" draw:text-style-name="P2" draw:layer="layout" svg:x1="6.447cm" svg:y1="13.817cm" svg:x2="7.946cm" svg:y2="15.3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6M51S</meta:editing-duration>
    <meta:editing-cycles>9</meta:editing-cycles>
    <meta:generator>LibreOffice/25.2.7.2$Windows_X86_64 LibreOffice_project/5cbfd1ab6520636bb5f7b99185aa69bd7456825d</meta:generator>
    <dc:date>2026-01-06T13:50:51.120159800</dc:date>
    <meta:document-statistic meta:object-count="22"/>
  </office:meta>
</office:document-meta>
</file>